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E8E00000C3D00000C3DCA449A88.svg"/>
  <manifest:file-entry manifest:media-type="image/svg+xml" manifest:full-path="Pictures/10001A9900000BB000000BB067687AF0.svg"/>
  <manifest:file-entry manifest:media-type="image/gif" manifest:full-path="Pictures/100002000000022D0000000DE52DE557.gif"/>
  <manifest:file-entry manifest:media-type="image/png" manifest:full-path="Pictures/10000201000000720000007277C157BE.png"/>
  <manifest:file-entry manifest:media-type="image/png" manifest:full-path="Pictures/100002010000007600000076CC873DB3.png"/>
  <manifest:file-entry manifest:media-type="image/png" manifest:full-path="Pictures/10000201000000100000001020097619.png"/>
  <manifest:file-entry manifest:media-type="image/svg+xml" manifest:full-path="Pictures/1000332C00000BCC00000BCCDED03EE3.svg"/>
  <manifest:file-entry manifest:media-type="image/svg+xml" manifest:full-path="Pictures/100007AC000001A6000001A6AC288F42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2.991cm" svg:height="2.891cm" svg:x="3.609cm" svg:y="2.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1" draw:text-style-name="P1" xml:id="id9" draw:id="id9" draw:layer="layout" svg:width="3.132cm" svg:height="3.232cm" svg:x="9.3cm" svg:y="2.1cm">
          <draw:image xlink:href="Pictures/100002010000007600000076CC873DB3.png" xlink:type="simple" xlink:show="embed" xlink:actuate="onLoad"/>
          <draw:image xlink:href="Pictures/10001E8E00000C3D00000C3DCA449A88.svg" xlink:type="simple" xlink:show="embed" xlink:actuate="onLoad">
            <text:p/>
          </draw:image>
        </draw:frame>
        <draw:frame draw:style-name="gr1" draw:text-style-name="P1" xml:id="id10" draw:id="id10" draw:layer="layout" svg:width="3.019cm" svg:height="3.019cm" svg:x="16.6cm" svg:y="2.181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frame draw:style-name="gr1" draw:text-style-name="P1" xml:id="id1" draw:id="id1" draw:layer="layout" svg:width="0.421cm" svg:height="0.421cm" svg:x="17.9cm" svg:y="6.6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2" draw:id="id2" draw:layer="layout" svg:width="0.421cm" svg:height="0.421cm" svg:x="16.7cm" svg:y="7.72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3" draw:id="id3" draw:layer="layout" svg:width="0.421cm" svg:height="0.421cm" svg:x="19cm" svg:y="7.7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6" draw:id="id6" draw:layer="layout" svg:width="0.421cm" svg:height="0.421cm" svg:x="16.7cm" svg:y="8.62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5" draw:id="id5" draw:layer="layout" svg:width="0.421cm" svg:height="0.421cm" svg:x="17.9cm" svg:y="8.62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7" draw:id="id7" draw:layer="layout" svg:width="0.421cm" svg:height="0.421cm" svg:x="19cm" svg:y="8.62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frame draw:style-name="gr1" draw:text-style-name="P1" xml:id="id4" draw:id="id4" draw:layer="layout" svg:width="0.421cm" svg:height="0.421cm" svg:x="17.901cm" svg:y="7.71cm">
          <draw:image xlink:href="Pictures/10000201000000100000001020097619.png" xlink:type="simple" xlink:show="embed" xlink:actuate="onLoad"/>
          <draw:image xlink:href="Pictures/100007AC000001A6000001A6AC288F42.svg" xlink:type="simple" xlink:show="embed" xlink:actuate="onLoad">
            <text:p/>
          </draw:image>
        </draw:frame>
        <draw:connector draw:style-name="gr2" draw:text-style-name="P1" draw:layer="layout" draw:line-skew="0cm -0.821cm 1.421cm" svg:x1="18.11cm" svg:y1="7.021cm" svg:x2="16.91cm" svg:y2="7.721cm" draw:start-shape="id1" draw:start-glue-point="2" draw:end-shape="id2" draw:end-glue-point="0" svg:d="M18110 7021v500h-110-1090v200">
          <text:p/>
        </draw:connector>
        <draw:connector draw:style-name="gr2" draw:text-style-name="P1" draw:layer="layout" draw:line-skew="-1.1cm -0.821cm 0.321cm" svg:x1="18.11cm" svg:y1="7.021cm" svg:x2="19.21cm" svg:y2="7.7cm" draw:start-shape="id1" draw:start-glue-point="2" draw:end-shape="id3" draw:end-glue-point="0" svg:d="M18110 7021v500h990 110v179">
          <text:p/>
        </draw:connector>
        <draw:connector draw:style-name="gr2" draw:text-style-name="P1" draw:layer="layout" svg:x1="18.11cm" svg:y1="7.021cm" svg:x2="18.111cm" svg:y2="7.71cm" draw:start-shape="id1" draw:start-glue-point="2" draw:end-shape="id4" draw:end-glue-point="0" svg:d="M18110 7021v345h1v344">
          <text:p/>
        </draw:connector>
        <draw:connector draw:style-name="gr2" draw:text-style-name="P1" draw:layer="layout" svg:x1="18.111cm" svg:y1="8.131cm" svg:x2="18.11cm" svg:y2="8.621cm" draw:start-shape="id4" draw:start-glue-point="2" draw:end-shape="id5" draw:end-glue-point="0" svg:d="M18111 8131v245h-1v245">
          <text:p/>
        </draw:connector>
        <draw:connector draw:style-name="gr2" draw:text-style-name="P1" draw:layer="layout" svg:x1="16.91cm" svg:y1="8.142cm" svg:x2="16.91cm" svg:y2="8.621cm" draw:start-shape="id2" draw:start-glue-point="2" draw:end-shape="id6" draw:end-glue-point="0" svg:d="M16910 8142v479">
          <text:p/>
        </draw:connector>
        <draw:connector draw:style-name="gr2" draw:text-style-name="P1" draw:layer="layout" svg:x1="19.21cm" svg:y1="8.121cm" svg:x2="19.21cm" svg:y2="8.621cm" draw:start-shape="id3" draw:start-glue-point="2" draw:end-shape="id7" draw:end-glue-point="0" svg:d="M19210 8121v500">
          <text:p/>
        </draw:connector>
        <draw:connector draw:style-name="gr3" draw:text-style-name="P1" draw:layer="layout" svg:x1="6.6cm" svg:y1="3.745cm" svg:x2="9.3cm" svg:y2="3.716cm" draw:start-shape="id8" draw:start-glue-point="1" draw:end-shape="id9" draw:end-glue-point="3" svg:d="M6600 3745h1350v-29h1350">
          <text:p/>
        </draw:connector>
        <draw:connector draw:style-name="gr3" draw:text-style-name="P1" draw:layer="layout" svg:x1="12.432cm" svg:y1="3.716cm" svg:x2="16.6cm" svg:y2="3.69cm" draw:start-shape="id9" draw:start-glue-point="1" draw:end-shape="id10" draw:end-glue-point="3" svg:d="M12432 3716h2084v-26h2084">
          <text:p/>
        </draw:connector>
        <draw:connector draw:style-name="gr3" draw:text-style-name="P1" draw:layer="layout" svg:x1="19.619cm" svg:y1="3.69cm" svg:x2="19.619cm" svg:y2="3.69cm" draw:start-shape="id10" draw:end-shape="id10" svg:d="M19619 3690z">
          <text:p/>
        </draw:connector>
        <draw:connector draw:style-name="gr3" draw:text-style-name="P1" draw:layer="layout" svg:x1="18.109cm" svg:y1="5.2cm" svg:x2="18.11cm" svg:y2="6.6cm" draw:start-shape="id10" draw:start-glue-point="2" draw:end-shape="id1" draw:end-glue-point="0" svg:d="M18109 5200v700h1v700">
          <text:p/>
        </draw:connector>
        <draw:rect draw:style-name="gr4" draw:text-style-name="P1" draw:layer="layout" svg:width="3.3cm" svg:height="1.5cm" svg:x="3.5cm" svg:y="5.3cm">
          <text:p text:style-name="P1">DSL-Script</text:p>
        </draw:rect>
        <draw:rect draw:style-name="gr4" draw:text-style-name="P1" draw:layer="layout" svg:width="3.6cm" svg:height="1.5cm" svg:x="8.8cm" svg:y="5.3cm">
          <text:p text:style-name="P1">Lexikalische</text:p>
          <text:p text:style-name="P1">Analyse</text:p>
        </draw:rect>
        <draw:rect draw:style-name="gr4" draw:text-style-name="P1" draw:layer="layout" svg:width="3.3cm" svg:height="1.5cm" svg:x="19.7cm" svg:y="2.9cm">
          <text:p text:style-name="P1">Parser</text:p>
        </draw:rect>
        <draw:rect draw:style-name="gr4" draw:text-style-name="P1" draw:layer="layout" svg:width="3.3cm" svg:height="1.5cm" svg:x="19.8cm" svg:y="7.4cm">
          <text:p text:style-name="P1">Parse-Tree</text:p>
        </draw:rect>
      </draw:page>
      <draw:page draw:name="page2" draw:style-name="dp1" draw:master-page-name="Standard">
        <draw:frame draw:style-name="gr1" draw:text-style-name="P1" draw:layer="layout" svg:width="14.736cm" svg:height="0.343cm" svg:x="7.064cm" svg:y="3cm">
          <draw:image xlink:href="Pictures/100002000000022D0000000DE52DE557.gif" xlink:type="simple" xlink:show="embed" xlink:actuate="onLoad">
            <text:p/>
          </draw:image>
        </draw:frame>
        <draw:frame draw:style-name="gr5" draw:text-style-name="P1" xml:id="id11" draw:id="id11" draw:layer="layout" svg:width="3.019cm" svg:height="3.019cm" svg:x="8.781cm" svg:y="5.3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frame draw:style-name="gr1" draw:text-style-name="P1" xml:id="id12" draw:id="id12" draw:layer="layout" svg:width="3.019cm" svg:height="3.019cm" svg:x="16.3cm" svg:y="5.281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connector draw:style-name="gr2" draw:text-style-name="P1" draw:layer="layout" svg:x1="11.8cm" svg:y1="6.809cm" svg:x2="16.3cm" svg:y2="6.79cm" draw:start-shape="id11" draw:start-glue-point="1" draw:end-shape="id12" svg:d="M11800 6809h2250v-19h2250">
          <text:p/>
        </draw:connector>
        <draw:line draw:style-name="gr3" draw:text-style-name="P1" draw:layer="layout" svg:x1="7.2cm" svg:y1="5cm" svg:x2="7.2cm" svg:y2="3.3cm">
          <text:p/>
        </draw:line>
        <draw:line draw:style-name="gr3" draw:text-style-name="P1" draw:layer="layout" svg:x1="13.1cm" svg:y1="5cm" svg:x2="13.1cm" svg:y2="3.3cm">
          <text:p/>
        </draw:line>
        <draw:line draw:style-name="gr3" draw:text-style-name="P1" draw:layer="layout" svg:x1="13.5cm" svg:y1="5cm" svg:x2="13.5cm" svg:y2="3.3cm">
          <text:p/>
        </draw:line>
        <draw:line draw:style-name="gr3" draw:text-style-name="P1" draw:layer="layout" svg:x1="21.6cm" svg:y1="5cm" svg:x2="21.6cm" svg:y2="3.3cm">
          <text:p/>
        </draw:line>
        <draw:line draw:style-name="gr6" draw:text-style-name="P1" draw:layer="layout" svg:x1="7.2cm" svg:y1="5cm" svg:x2="13.1cm" svg:y2="5cm">
          <text:p/>
        </draw:line>
        <draw:line draw:style-name="gr6" draw:text-style-name="P1" draw:layer="layout" svg:x1="10.3cm" svg:y1="5.4cm" svg:x2="10.3cm" svg:y2="5cm">
          <text:p/>
        </draw:line>
        <draw:line draw:style-name="gr6" draw:text-style-name="P1" draw:layer="layout" svg:x1="13.5cm" svg:y1="5cm" svg:x2="21.6cm" svg:y2="5cm">
          <text:p/>
        </draw:line>
        <draw:line draw:style-name="gr6" draw:text-style-name="P1" draw:layer="layout" svg:x1="17.8cm" svg:y1="5.4cm" svg:x2="17.8cm" svg:y2="5cm">
          <text:p/>
        </draw:line>
        <draw:connector draw:style-name="gr3" draw:text-style-name="P1" draw:layer="layout" svg:x1="19.319cm" svg:y1="6.79cm" svg:x2="21.625cm" svg:y2="6.803cm" draw:start-shape="id12" draw:start-glue-point="1" svg:d="M19319 6790h1403v13h903">
          <text:p/>
        </draw:connector>
        <draw:custom-shape draw:style-name="gr7" draw:text-style-name="P1" draw:layer="layout" svg:width="14.6cm" svg:height="2.1cm" svg:x="7.1cm" svg:y="9.1cm">
          <text:p text:style-name="P1">Parse result #1,<text:tab/><text:tab/> Parse result #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cm" svg:y1="8.2cm" svg:x2="10.3cm" svg:y2="9.1cm">
          <text:p/>
        </draw:line>
        <draw:line draw:style-name="gr3" draw:text-style-name="P1" draw:layer="layout" svg:x1="17.8cm" svg:y1="8.2cm" svg:x2="17.8cm" svg:y2="9.1cm">
          <text:p/>
        </draw:line>
        <draw:rect draw:style-name="gr8" draw:text-style-name="P1" draw:layer="layout" svg:width="2.9cm" svg:height="0.9cm" svg:x="6.5cm" svg:y="5.1cm">
          <text:p text:style-name="P1">Parser #1</text:p>
        </draw:rect>
        <draw:rect draw:style-name="gr8" draw:text-style-name="P1" draw:layer="layout" svg:width="2.9cm" svg:height="0.9cm" svg:x="13.973cm" svg:y="5.054cm">
          <text:p text:style-name="P1">Parser #2</text:p>
        </draw:rect>
        <draw:rect draw:style-name="gr8" draw:text-style-name="P1" draw:layer="layout" svg:width="7.9cm" svg:height="0.9cm" svg:x="10.3cm" svg:y="1.8cm">
          <text:p text:style-name="P1">Input-Stream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5T09:18:33.16</meta:creation-date>
    <dc:date>2015-01-05T13:15:01.12</dc:date>
    <dc:creator>Niels Gundermann</dc:creator>
    <meta:editing-duration>PT3H56M27S</meta:editing-duration>
    <meta:editing-cycles>3</meta:editing-cycles>
    <meta:generator>OpenOffice/4.1.1$Win32 OpenOffice.org_project/411m6$Build-9775</meta:generator>
    <meta:document-statistic meta:object-count="43"/>
  </office:meta>
</office:document-meta>
</file>